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T1" style:family="text">
      <style:text-properties fo:background-color="#72bf44" loext:char-shading-value="0"/>
    </style:style>
    <style:style style:name="T2" style:family="text">
      <style:text-properties fo:background-color="#72bf44" loext:char-shading-value="0"/>
    </style:style>
    <style:style style:name="T3" style:family="text">
      <style:text-properties fo:background-color="#f79448" loext:char-shading-value="0"/>
    </style:style>
    <style:style style:name="T4" style:family="text">
      <style:text-properties fo:background-color="#f79448" loext:char-shading-value="0"/>
    </style:style>
    <style:style style:name="T5" style:family="text">
      <style:text-properties fo:background-color="#f8aa97" loext:char-shading-value="0"/>
    </style:style>
    <style:style style:name="T6" style:family="text">
      <style:text-properties fo:background-color="#f8aa97" loext:char-shading-value="0"/>
    </style:style>
    <style:style style:name="T7" style:family="text">
      <style:text-properties fo:background-color="#c7a0cb" loext:char-shading-value="0"/>
    </style:style>
    <style:style style:name="T8" style:family="text">
      <style:text-properties fo:background-color="#c7a0cb" loext:char-shading-value="0"/>
    </style:style>
    <style:style style:name="T9" style:family="text">
      <style:text-properties fo:background-color="#00b6bd" loext:char-shading-value="0"/>
    </style:style>
    <style:style style:name="T10" style:family="text">
      <style:text-properties fo:background-color="#00b6bd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000 <text:s text:c="2"/><text:span text:style-name="T2">9c 3d cf c6 ca c0 00 d8 61 18 be b3 08 00</text:span> <text:span text:style-name="T8">45 00</text:span> <text:s text:c="2"/>.=ÏÆÊÀ.Øa.¾³..E.</text:p>
      <text:p text:style-name="P1">0010 <text:s text:c="2"/><text:span text:style-name="T8">00 37 95 ed 40 00 40 11 3a 47 0a 00 00 09 86 66</text:span> <text:s text:c="2"/>.7.í@.@.:G.....f</text:p>
      <text:p text:style-name="P1">0020 <text:s text:c="2"/><text:span text:style-name="T8">da 12</text:span> <text:span text:style-name="T10">ee 27 16 33 00 23 c8 9c</text:span> <text:span text:style-name="T4">48 01 4a 12 24 70</text:span> <text:s text:c="2"/>Ú.î'.3.#È.H.J.$p</text:p>
      <text:p text:style-name="P1">0030 <text:s text:c="2"/><text:span text:style-name="T4">2a e8 af fb fb 29 37 63 6f 61 70 2e 6d 65 85 68</text:span> <text:s text:c="2"/>*è¯ûû)7coap.me.h</text:p>
      <text:p text:style-name="P1">0040 <text:s text:c="2"/><text:span text:style-name="T4">65 6c 6c 6f 60</text:span> <text:s text:c="35"/>ello`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0:03:33.940212970</meta:creation-date>
    <dc:date>2018-12-19T10:30:41.641534284</dc:date>
    <meta:editing-duration>PT16M57S</meta:editing-duration>
    <meta:editing-cycles>1</meta:editing-cycles>
    <meta:document-statistic meta:table-count="0" meta:image-count="0" meta:object-count="0" meta:page-count="1" meta:paragraph-count="5" meta:word-count="82" meta:character-count="354" meta:non-whitespace-character-count="227"/>
    <meta:generator>LibreOffice/6.0.7.3$Linux_X86_64 LibreOffice_project/00m0$Build-3</meta:generator>
  </office:meta>
</office:document-meta>
</file>